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1cm" draw:marker-start-width="0.276cm" draw:marker-end-width="0.276cm" draw:fill="solid" draw:fill-color="#99ccff" draw:textarea-horizontal-align="justify" draw:textarea-vertical-align="middle" draw:auto-grow-height="false" fo:padding-top="0.125cm" fo:padding-bottom="0.125cm" fo:padding-left="0.25cm" fo:padding-right="0.2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234cm" svg:height="2.234cm" svg:x="0.153cm" svg:y="0.12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54cm" fo:page-height="2.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iddhartha Chaudhuri</meta:initial-creator>
    <meta:creation-date>2010-10-02T18:17:35</meta:creation-date>
    <dc:date>2010-10-02T18:39:55</dc:date>
    <dc:creator>Siddhartha Chaudhuri</dc:creator>
    <meta:editing-duration>PT00H04M44S</meta:editing-duration>
    <meta:editing-cycles>4</meta:editing-cycles>
    <meta:generator>OpenOffice.org/3.2$Unix OpenOffice.org_project/320m12$Build-9483</meta:generator>
    <meta:document-statistic meta:object-count="1"/>
  </office:meta>
</office:document-meta>
</file>